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 style:list-style-name="L2">
      <style:text-properties fo:language="en" fo:country="US" officeooo:rsid="001f133f" officeooo:paragraph-rsid="001f133f"/>
    </style:style>
    <style:style style:name="P3" style:family="paragraph" style:parent-style-name="Text_20_body" style:list-style-name="L2">
      <style:text-properties fo:language="en" fo:country="US" officeooo:rsid="001f96fd" officeooo:paragraph-rsid="001f96fd"/>
    </style:style>
    <style:style style:name="P4" style:family="paragraph" style:parent-style-name="Text_20_body" style:list-style-name="L2">
      <style:text-properties fo:language="en" fo:country="US" fo:font-style="italic" officeooo:rsid="001f96fd" officeooo:paragraph-rsid="001f96fd" style:font-style-asian="italic" style:font-style-complex="italic"/>
    </style:style>
    <style:style style:name="P5" style:family="paragraph" style:parent-style-name="Text_20_body" style:list-style-name="L2">
      <style:text-properties fo:language="en" fo:country="US" fo:font-style="normal" officeooo:rsid="00217a94" officeooo:paragraph-rsid="00217a94" style:font-style-asian="normal" style:font-style-complex="normal"/>
    </style:style>
    <style:style style:name="P6" style:family="paragraph" style:parent-style-name="Text_20_body" style:list-style-name="L2">
      <style:text-properties style:font-name="Liberation Mono" fo:language="en" fo:country="US" fo:font-style="normal" officeooo:rsid="00217a94" officeooo:paragraph-rsid="00217a94" style:font-style-asian="normal" style:font-style-complex="normal"/>
    </style:style>
    <style:style style:name="P7" style:family="paragraph" style:parent-style-name="Text_20_body" style:list-style-name="L2">
      <style:text-properties style:font-name="Liberation Serif" fo:language="en" fo:country="US" fo:font-style="normal" officeooo:rsid="00217a94" officeooo:paragraph-rsid="00217a94" style:font-style-asian="normal" style:font-style-complex="normal"/>
    </style:style>
    <style:style style:name="P8" style:family="paragraph" style:parent-style-name="Text_20_body" style:list-style-name="L2">
      <style:text-properties style:font-name="Liberation Serif" fo:language="en" fo:country="US" fo:font-style="normal" officeooo:rsid="00223bfb" officeooo:paragraph-rsid="00223bfb" style:font-style-asian="normal" style:font-style-complex="normal"/>
    </style:style>
    <style:style style:name="T1" style:family="text">
      <style:text-properties officeooo:rsid="001f96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3bfb" style:font-weight-asian="normal" style:font-weight-complex="normal"/>
    </style:style>
    <style:style style:name="T5" style:family="text">
      <style:text-properties style:font-name="Liberation Mono" fo:font-weight="normal" style:font-weight-asian="normal" style:font-weight-complex="normal"/>
    </style:style>
    <style:style style:name="T6" style:family="text">
      <style:text-properties style:font-name="Liberation Mono" fo:font-weight="bold" style:font-weight-asian="bold" style:font-weight-complex="bold"/>
    </style:style>
    <style:style style:name="T7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Serif" fo:font-weight="normal" style:font-weight-asian="normal" style:font-weight-complex="normal"/>
    </style:style>
    <text:list-style style:name="L1">
      <text:list-level-style-number text:level="1" text:style-name="Numbering_20_Symbols" loext:num-list-format="4.%1%" style:num-prefix="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4.%1%" style:num-prefix="4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f-Review Exerci<text:span text:style-name="T1">s</text:span>es</text:h>
      <text:list text:style-name="L2">
        <text:list-item>
          <text:p text:style-name="P2">Fill in the blanks <text:span text:style-name="T1">in each of the following statements.</text:span></text:p>
          <text:list>
            <text:list-item>
              <text:p text:style-name="P3">Counter controlled repetition is also known as <text:span text:style-name="T2">definite</text:span><text:span text:style-name="T3"> repetition because it’s known in advance how many times the loop will be executed.</text:span></text:p>
            </text:list-item>
            <text:list-item>
              <text:p text:style-name="P3"><text:span text:style-name="T3">Sentinel-controlled repetition is also known as </text:span><text:span text:style-name="T2">indefinite</text:span><text:span text:style-name="T3"> repetition because it’s not known in advance how many times the loop will be executed.</text:span></text:p>
            </text:list-item>
            <text:list-item>
              <text:p text:style-name="P3"><text:span text:style-name="T3">In counter-controlled repetition, a(n) </text:span><text:span text:style-name="T2">control variable </text:span><text:span text:style-name="T3">is used to count the number of times a group of instructions should be repeated.</text:span></text:p>
            </text:list-item>
            <text:list-item>
              <text:p text:style-name="P3"><text:span text:style-name="T3">The </text:span><text:span text:style-name="T2">continue</text:span><text:span text:style-name="T3"> statement, when executed in a repetition statement, causes the next iteration of the loop to be performed immediately.</text:span></text:p>
            </text:list-item>
            <text:list-item>
              <text:p text:style-name="P3"><text:span text:style-name="T3">The </text:span><text:span text:style-name="T2">break</text:span><text:span text:style-name="T3"> statement, when executed in a repetition statement or a </text:span><text:span text:style-name="T5">switch</text:span><text:span text:style-name="T3">, causes an immediate exit from the statement.</text:span></text:p>
            </text:list-item>
            <text:list-item>
              <text:p text:style-name="P3"><text:span text:style-name="T3">The </text:span><text:span text:style-name="T6">switch </text:span><text:span text:style-name="T2">selection statement </text:span><text:span text:style-name="T3">is used to test a particular variable or expression for each of the constant integral values it may assume.</text:span></text:p>
            </text:list-item>
          </text:list>
        </text:list-item>
        <text:list-item>
          <text:p text:style-name="P3"><text:span text:style-name="T3">State whether the following are </text:span><text:span text:style-name="T8">true</text:span><text:span text:style-name="T9"> or </text:span><text:span text:style-name="T8">false</text:span><text:span text:style-name="T9">. If the answer is </text:span><text:span text:style-name="T8">false</text:span><text:span text:style-name="T9">, explain why.</text:span></text:p>
          <text:list>
            <text:list-item>
              <text:p text:style-name="P3"><text:span text:style-name="T9">The </text:span><text:span text:style-name="T7">default</text:span><text:span text:style-name="T9"> case is required in the </text:span><text:span text:style-name="T7">switch</text:span><text:span text:style-name="T9"> selection statement.</text:span></text:p>
              <text:p text:style-name="P4"><text:span text:style-name="T3">False.</text:span><text:span text:style-name="T9"> The </text:span><text:span text:style-name="T7">default</text:span><text:span text:style-name="T9"> is not required, but in most cases it is good to have a default case to handle the other conditions that were not defined in the other cases.</text:span></text:p>
            </text:list-item>
            <text:list-item>
              <text:p text:style-name="P4"><text:span text:style-name="T9">The </text:span><text:span text:style-name="T7">break</text:span><text:span text:style-name="T9"> statement is required in the </text:span><text:span text:style-name="T7">switch</text:span><text:span text:style-name="T10"> </text:span><text:span text:style-name="T9">selection statement.</text:span></text:p>
              <text:p text:style-name="P4"><text:span text:style-name="T3">False.</text:span><text:span text:style-name="T9"> The </text:span><text:span text:style-name="T7">break </text:span><text:span text:style-name="T10">statement is not required in the </text:span><text:span text:style-name="T7">switch</text:span><text:span text:style-name="T10">, but if it’s not present in the case selected the program will run all the subsequent cases after the case selected that does not present a break too.</text:span></text:p>
            </text:list-item>
            <text:list-item>
              <text:p text:style-name="P4"><text:span text:style-name="T10">The expression (</text:span><text:span text:style-name="T7">x &gt; y &amp;&amp; a &lt; b</text:span><text:span text:style-name="T10">) is true if either </text:span><text:span text:style-name="T7">x &gt; y</text:span><text:span text:style-name="T10"> is true or </text:span><text:span text:style-name="T7">a &lt; b </text:span><text:span text:style-name="T10">is true.</text:span></text:p>
              <text:p text:style-name="P4"><text:span text:style-name="T11">False</text:span><text:span text:style-name="T10">. Both conditions must be true to the expression be true.</text:span></text:p>
            </text:list-item>
            <text:list-item>
              <text:p text:style-name="P4"><text:span text:style-name="T10">An expression containing the </text:span><text:span text:style-name="T7">||</text:span><text:span text:style-name="T10"> operator is true if either or both of its operands is true.</text:span></text:p>
              <text:p text:style-name="P4"><text:span text:style-name="T11">True.</text:span></text:p>
            </text:list-item>
          </text:list>
        </text:list-item>
        <text:list-item>
          <text:p text:style-name="P5"><text:span text:style-name="T11">Write a statement or a set of statements to accomplish each of the following tasks:</text:span></text:p>
          <text:list>
            <text:list-item>
              <text:p text:style-name="P5"><text:span text:style-name="T11">Sum the odd integers between 1 and 99 using a </text:span><text:span text:style-name="T5">for</text:span><text:span text:style-name="T11"> statement. Assume the integer variables </text:span><text:span text:style-name="T5">sum</text:span><text:span text:style-name="T11"> and </text:span><text:span text:style-name="T5">count</text:span><text:span text:style-name="T11"> have been defined.</text:span></text:p>
              <text:p text:style-name="P6"><text:span text:style-name="T3">Sum = 0;</text:span></text:p>
              <text:p text:style-name="P6"><text:span text:style-name="T3">for (count = 1; count &lt;= 99; count += 2)</text:span></text:p>
              <text:p text:style-name="P6"><text:span text:style-name="T3">{</text:span></text:p>
              <text:list>
                <text:list-header>
                  <text:p text:style-name="P6"><text:span text:style-name="T3">sum += count;</text:span></text:p>
                </text:list-header>
              </text:list>
              <text:p text:style-name="P6"><text:span text:style-name="T3">}</text:span></text:p>
            </text:list-item>
            <text:list-item>
              <text:p text:style-name="P7"><text:soft-page-break/><text:span text:style-name="T3">Print the value 333.546372 in a field width of 15 characters with precision of 1, 2, 3, 4 and 5. Left justify the output. What are the five values that print?</text:span></text:p>
              <text:p text:style-name="P6"><text:span text:style-name="T3">printf("%-15.1f\n", number); // </text:span><text:span text:style-name="T4">prints 333.5</text:span></text:p>
              <text:p text:style-name="P6"><text:span text:style-name="T3">printf("%-15.2f\n", number); // </text:span><text:span text:style-name="T4">prints 333.55</text:span></text:p>
              <text:p text:style-name="P6"><text:span text:style-name="T3">printf("%-15.3f\n", number); // </text:span><text:span text:style-name="T4">prints 333.546</text:span></text:p>
              <text:p text:style-name="P6"><text:span text:style-name="T3">printf("%-15.4f\n", number); // </text:span><text:span text:style-name="T4">prints 333.5464</text:span></text:p>
              <text:p text:style-name="P6"><text:span text:style-name="T3">printf("%-15.5f\n", number); // </text:span><text:span text:style-name="T4">prints 333.54639</text:span></text:p>
            </text:list-item>
            <text:list-item>
              <text:p text:style-name="P8"><text:span text:style-name="T4">C</text:span><text:span text:style-name="T3">alculate the value of 2.5 raised to the power of 3 using the pow function. Print the result with a precision of 2 in a field width of 10 positions. What is the value that prints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7:03:45.200201741</meta:creation-date>
    <dc:date>2024-03-30T20:15:01.973024409</dc:date>
    <meta:editing-duration>PT2H33M49S</meta:editing-duration>
    <meta:editing-cycles>2</meta:editing-cycles>
    <meta:generator>LibreOffice/24.2.1.2$Linux_X86_64 LibreOffice_project/47cb2a8f5842ca5ed1da82b752a3c58b1b107b25</meta:generator>
    <meta:document-statistic meta:table-count="0" meta:image-count="0" meta:object-count="0" meta:page-count="2" meta:paragraph-count="31" meta:word-count="459" meta:character-count="2570" meta:non-whitespace-character-count="2158"/>
  </office:meta>
</office:document-meta>
</file>